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6.177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META-INF/services/javax.annotation.processing.Process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4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4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3.777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d the initialization code.</text:span></text:p>
              </text:list-item>
              <text:list-item>
                <text:p><text:span text:style-name="T4"><text:s/></text:span><text:span text:style-name="T4">Use APT API roundEnvironment.getElementsAnnotatedWith(Entity.class)</text:span></text:p>
              </text:list-item>
              <text:list-item>
                <text:p><text:span text:style-name="T4"><text:s/></text:span><text:span text:style-name="T4">Require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s processing is expensive and repeated</text:span></text:p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.</text:span></text:p>
                  </text:list-item>
                </text:list>
                <text:p><text:span text:style-name="T4"/></text:p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is required.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><text:span text:style-name="T4">eclipselink-jpa-modelgen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32:54.75</dc:date>
    <meta:editing-cycles>64</meta:editing-cycles>
    <meta:editing-duration>PT06H02M29S</meta:editing-duration>
    <meta:generator>Oracle_Open_Office/3.2$Win32 OpenOffice.org_project/320m12$Build-9483$CWS-native0pre</meta:generator>
    <meta:printed-by>Guy Pelletier</meta:printed-by>
    <meta:print-date>2010-05-21T10:59:55.82</meta:print-date>
    <meta:document-statistic meta:object-count="75"/>
  </office:meta>
</office:document-meta>
</file>